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break-before="page"/>
      <style:text-properties officeooo:paragraph-rsid="0013879b"/>
    </style:style>
    <style:style style:name="P2" style:family="paragraph" style:parent-style-name="CIP">
      <style:text-properties officeooo:paragraph-rsid="0010f8e7"/>
    </style:style>
    <style:style style:name="P3" style:family="paragraph" style:parent-style-name="Kolofon">
      <style:text-properties officeooo:paragraph-rsid="0032a822"/>
    </style:style>
    <style:style style:name="P4" style:family="paragraph" style:parent-style-name="CIP">
      <style:text-properties officeooo:paragraph-rsid="0032a822"/>
    </style:style>
    <style:style style:name="P5" style:family="paragraph" style:parent-style-name="Standard">
      <style:paragraph-properties fo:text-align="center" style:justify-single-word="false" fo:break-before="page"/>
      <style:text-properties fo:font-size="10.5pt" fo:font-weight="bold" officeooo:paragraph-rsid="0032a822" style:font-size-asian="9.14999961853027pt" style:font-weight-asian="bold" style:font-size-complex="10.5pt" style:font-weight-complex="bold"/>
    </style:style>
    <style:style style:name="P6" style:family="paragraph" style:parent-style-name="Standard">
      <style:paragraph-properties fo:text-align="center" style:justify-single-word="false"/>
      <style:text-properties fo:font-size="10.5pt" fo:font-style="italic" officeooo:paragraph-rsid="0032a822" style:font-size-asian="9.14999961853027pt" style:font-style-asian="italic" style:font-size-complex="10.5pt" style:font-style-complex="italic"/>
    </style:style>
    <style:style style:name="P7" style:family="paragraph" style:parent-style-name="Standard">
      <style:paragraph-properties fo:text-align="center" style:justify-single-word="false"/>
      <style:text-properties fo:font-size="18pt" officeooo:rsid="0032a822" officeooo:paragraph-rsid="0032a822" style:font-size-asian="18pt" style:font-size-complex="18pt"/>
    </style:style>
    <style:style style:name="P8" style:family="paragraph" style:parent-style-name="Standard">
      <style:paragraph-properties fo:text-align="center" style:justify-single-word="false"/>
      <style:text-properties fo:font-size="18pt" fo:font-style="normal" fo:font-weight="bold" officeooo:paragraph-rsid="0032a822" style:font-size-asian="18pt" style:font-style-asian="normal" style:font-weight-asian="bold" style:font-size-complex="18pt" style:font-style-complex="normal" style:font-weight-complex="bold"/>
    </style:style>
    <style:style style:name="P9" style:family="paragraph" style:parent-style-name="Standard">
      <style:paragraph-properties fo:text-align="center" style:justify-single-word="false"/>
      <style:text-properties fo:font-size="48pt" fo:font-weight="bold" officeooo:paragraph-rsid="0032a822" style:font-size-asian="48pt" style:font-weight-asian="bold" style:font-size-complex="48pt" style:font-weight-complex="bold"/>
    </style:style>
    <style:style style:name="P10" style:family="paragraph" style:parent-style-name="Standard">
      <style:paragraph-properties fo:text-align="center" style:justify-single-word="false"/>
      <style:text-properties fo:font-size="40pt" fo:font-style="italic" officeooo:paragraph-rsid="0032a822" style:font-size-asian="40pt" style:font-style-asian="italic" style:font-size-complex="40pt" style:font-style-complex="italic"/>
    </style:style>
    <style:style style:name="P11" style:family="paragraph" style:parent-style-name="Standard">
      <style:paragraph-properties fo:text-align="center" style:justify-single-word="false"/>
      <style:text-properties fo:font-size="16pt" fo:font-style="italic" officeooo:rsid="0032a822" officeooo:paragraph-rsid="0032a822" style:font-size-asian="16pt" style:font-style-asian="italic" style:font-size-complex="16pt" style:font-style-complex="italic"/>
    </style:style>
    <style:style style:name="P12" style:family="paragraph" style:parent-style-name="Standard">
      <style:paragraph-properties fo:text-align="center" style:justify-single-word="false"/>
      <style:text-properties fo:font-size="32pt" fo:font-style="normal" fo:font-weight="bold" officeooo:paragraph-rsid="0032a822" style:font-size-asian="32pt" style:font-style-asian="normal" style:font-weight-asian="bold" style:font-size-complex="32pt" style:font-style-complex="normal" style:font-weight-complex="bold"/>
    </style:style>
    <style:style style:name="P13" style:family="paragraph" style:parent-style-name="Text_20_body">
      <style:text-properties officeooo:rsid="00339a8e" officeooo:paragraph-rsid="003c6463"/>
    </style:style>
    <style:style style:name="P14" style:family="paragraph" style:parent-style-name="Heading_20_2">
      <style:text-properties officeooo:paragraph-rsid="003c6463"/>
    </style:style>
    <style:style style:name="P15" style:family="paragraph" style:parent-style-name="Standard">
      <style:paragraph-properties fo:text-align="center" style:justify-single-word="false" fo:break-before="page"/>
      <style:text-properties fo:font-size="10pt" officeooo:rsid="0014ee9a" officeooo:paragraph-rsid="003e7de0" style:font-size-asian="10pt" style:font-size-complex="10pt"/>
    </style:style>
    <style:style style:name="P16" style:family="paragraph" style:parent-style-name="Standard">
      <style:paragraph-properties fo:text-align="center" style:justify-single-word="false"/>
      <style:text-properties fo:font-size="10pt" officeooo:rsid="0014ee9a" officeooo:paragraph-rsid="003e7de0" style:font-size-asian="10pt" style:font-size-complex="10pt"/>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officeooo:rsid="00339a8e" officeooo:paragraph-rsid="003c6463" style:font-size-asian="10pt" style:font-size-complex="10pt"/>
    </style:style>
    <style:style style:name="P19" style:family="paragraph" style:parent-style-name="Standard" style:master-page-name="Začetek_20_knjige">
      <style:paragraph-properties fo:text-align="center" style:justify-single-word="false" style:page-number="auto"/>
      <style:text-properties fo:font-size="10.5pt" fo:font-weight="bold" officeooo:paragraph-rsid="0013879b" style:font-size-asian="9.14999961853027pt" style:font-weight-asian="bold" style:font-size-complex="10.5pt" style:font-weight-complex="bold"/>
    </style:style>
    <style:style style:name="P20" style:family="paragraph" style:parent-style-name="Navaden" style:master-page-name="MP0">
      <style:paragraph-properties fo:margin-top="0cm" fo:margin-bottom="0cm" style:contextual-spacing="false" fo:line-height="100%" style:page-number="auto" fo:break-before="page"/>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21" style:family="paragraph" style:parent-style-name="CIP" style:list-style-name="L1">
      <style:text-properties officeooo:paragraph-rsid="0010f8e7"/>
    </style:style>
    <style:style style:name="P22" style:family="paragraph" style:parent-style-name="Text_20_body" style:list-style-name="L2">
      <style:paragraph-properties fo:break-before="page"/>
      <style:text-properties officeooo:paragraph-rsid="003c6463"/>
    </style:style>
    <style:style style:name="P23" style:family="paragraph" style:parent-style-name="Text_20_body" style:list-style-name="L2">
      <style:paragraph-properties fo:margin-top="0.101cm" fo:margin-bottom="0cm" style:contextual-spacing="false"/>
      <style:text-properties fo:font-size="10pt" officeooo:paragraph-rsid="003c6463" style:font-size-asian="10pt" style:font-size-complex="10pt"/>
    </style:style>
    <style:style style:name="P24" style:family="paragraph" style:parent-style-name="Text_20_body" style:list-style-name="L2">
      <style:text-properties fo:font-size="10pt" officeooo:paragraph-rsid="003c6463" style:font-size-asian="10pt" style:font-size-complex="10pt"/>
    </style:style>
    <style:style style:name="P25" style:family="paragraph" style:parent-style-name="Text_20_body" style:list-style-name="L2">
      <style:text-properties fo:font-size="10pt" officeooo:paragraph-rsid="003cc92f" style:font-size-asian="10pt" style:font-size-complex="10pt"/>
    </style:style>
    <style:style style:name="P26" style:family="paragraph" style:parent-style-name="Text_20_body" style:list-style-name="L2">
      <style:paragraph-properties fo:margin-top="0.101cm" fo:margin-bottom="0cm" style:contextual-spacing="false"/>
      <style:text-properties fo:font-size="10pt" officeooo:rsid="0039bd5a" officeooo:paragraph-rsid="003c6463" style:font-size-asian="10pt" style:font-size-complex="10pt"/>
    </style:style>
    <style:style style:name="T1" style:family="text">
      <style:text-properties officeooo:rsid="00073eda"/>
    </style:style>
    <style:style style:name="T2" style:family="text">
      <style:text-properties officeooo:rsid="0008ddd2"/>
    </style:style>
    <style:style style:name="T3" style:family="text">
      <style:text-properties officeooo:rsid="0025fff6"/>
    </style:style>
    <style:style style:name="T4" style:family="text">
      <style:text-properties officeooo:rsid="00321fbe"/>
    </style:style>
    <style:style style:name="T5" style:family="text">
      <style:text-properties officeooo:rsid="0036a248"/>
    </style:style>
    <style:style style:name="T6" style:family="text">
      <style:text-properties officeooo:rsid="0013879b"/>
    </style:style>
    <style:style style:name="T7" style:family="text">
      <style:text-properties officeooo:rsid="0032a822"/>
    </style:style>
    <style:style style:name="T8" style:family="text">
      <style:text-properties officeooo:rsid="0033137a"/>
    </style:style>
    <style:style style:name="T9" style:family="text">
      <style:text-properties officeooo:rsid="003c6463"/>
    </style:style>
    <style:style style:name="T10" style:family="text">
      <style:text-properties officeooo:rsid="003cc92f"/>
    </style:style>
    <style:style style:name="T11" style:family="text">
      <style:text-properties fo:font-style="italic" officeooo:rsid="003cc92f" style:font-style-asian="italic" style:font-style-complex="italic"/>
    </style:style>
    <style:style style:name="T12" style:family="text">
      <style:text-properties style:text-position="super 58%"/>
    </style:style>
    <style:style style:name="T13" style:family="text">
      <style:text-properties style:text-position="super 58%" officeooo:rsid="003cc92f"/>
    </style:style>
    <style:style style:name="T14" style:family="text">
      <style:text-properties style:text-position="sub 58%" officeooo:rsid="003cc92f"/>
    </style:style>
    <style:style style:name="T15" style:family="text">
      <style:text-properties fo:font-size="10pt" style:font-size-asian="10pt" style:font-size-complex="10pt"/>
    </style:style>
    <style:style style:name="T16" style:family="text">
      <style:text-properties officeooo:rsid="004322aa"/>
    </style:style>
    <style:style style:name="T17" style:family="text">
      <style:text-properties officeooo:rsid="00455d8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199cm" fo:border="0.06pt solid #000000"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5"/>
      <text:p text:style-name="P5"/>
      <text:p text:style-name="P9"/>
      <text:p text:style-name="P9"/>
      <text:p text:style-name="P9">Sveto pismo</text:p>
      <text:p text:style-name="P9">kralja Jakoba</text:p>
      <text:p text:style-name="P9"/>
      <text:p text:style-name="P8"/>
      <text:p text:style-name="P12">SloKJV</text:p>
      <text:p text:style-name="P8"/>
      <text:p text:style-name="P10"/>
      <text:p text:style-name="P11">študijska izdaja</text:p>
      <text:p text:style-name="P10"/>
      <text:p text:style-name="P6"/>
      <text:p text:style-name="P6"/>
      <text:p text:style-name="P7">Škofja Loka, 2023</text:p>
      <text:p text:style-name="P3"/>
      <text:p text:style-name="P1"/>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P2"><text:bookmark text:name="title"/><text:bookmark text:name="productTitle"/>Naslov izvirnika: Holy Bible King James Version</text:p>
      <text:p text:style-name="P2"/>
      <text:p text:style-name="P4"><text:span text:style-name="T1">Prev</text:span><text:span text:style-name="T2">o</text:span><text:span text:style-name="T1">d: </text:span><text:span text:style-name="T6">Marjan Šavli </text:span><text:span text:style-name="T7">in </text:span>Barbara Hojkar Šavli</text:p>
      <text:p text:style-name="P2">Priprava besedila: Marjan Šavli, <text:a xlink:type="simple" xlink:href="mailto:marjan.savli@gmail.com" text:style-name="Internet_20_link" text:visited-style-name="Visited_20_Internet_20_Link">marjan.savli@gmail.com</text:a></text:p>
      <text:p text:style-name="P2"><text:span text:style-name="T3">Fotografija na naslovnici: </text:span><text:span text:style-name="T7">arhiv družine Šavli</text:span></text:p>
      <text:p text:style-name="P2">Založnik: Marjan Šavli in Barbara Hojkar Šavli, Mestni trg 11, Škofja Loka</text:p>
      <text:p text:style-name="P2"/>
      <text:p text:style-name="P2"><draw:frame draw:style-name="fr1" draw:name="Okvir1" text:anchor-type="paragraph" svg:x="0.012cm" svg:y="0.33cm" svg:width="10.779cm" draw:z-index="0"><draw:text-box fo:min-height="4.207cm"><text:p text:style-name="P20">CIP - </text:p></draw:text-box></draw:frame></text:p>
      <text:p text:style-name="P2"/>
      <text:p text:style-name="P2">BREZPLAČ<text:span text:style-name="T4">EN IZVOD</text:span> – NI ZA PRODAJO</text:p>
      <text:p text:style-name="P2"/>
      <text:p text:style-name="P2"/>
      <text:p text:style-name="P2">Knjiga je objavljen<text:span text:style-name="T5">a</text:span> na spletni strani:</text:p>
      <text:list text:style-name="L1">
        <text:list-item>
          <text:p text:style-name="P21">https://github.com/msavli/SloKJV</text:p>
        </text:list-item>
      </text:list>
      <text:p text:style-name="Kolofon"/>
      <text:p text:style-name="Kolofon"/>
      <text:p text:style-name="Heading_20_1"><text:soft-page-break/>Predgov<text:span text:style-name="T8">o</text:span>r</text:p>
      <text:p text:style-name="Text_20_body"/>
      <text:p text:style-name="Text_20_body"><text:span text:style-name="T15">Projekt prevoda </text:span><text:span text:style-name="Strong_20_Emphasis"><text:span text:style-name="T15">Sveto pismo kralja Jakoba</text:span></text:span><text:span text:style-name="T15"> v slovenski jezik je potekal od maja 2010 do maja 2022. Prevedenih je 66 knjig. Sedaj poteka lektoriranje in odprava napak.</text:span></text:p>
      <text:p text:style-name="P17">Prevedene knjige: Geneza, Eksodus, Levitik, Numeri, Devteronomij, Jozue, Sodniki, Ruta, 1 Samuel, 2 Samuel, 1 Kralji, 2 Kralji, 1 Kroniška, 2 Kroniška, Ezra, Nehemija, Estera, Job, Psalmi, Pregovori, Pridigar, Visoka pesem, Izaija, Jeremija, Žalostinke, Ezekiel, Daniel, Ozej, Joel, Amos, Abdija, Jona, Mihej, Nahum, Habakuk, Sofonija, Agej, Zaharija, Malahija in celotna Nova Zaveza.</text:p>
      <text:p text:style-name="P18">Pred vami je študijska verzija z opombami in referencami.</text:p>
      <text:p text:style-name="P13"/>
      <text:p text:style-name="P14">Posebnosti prevoda:</text:p>
      <text:list text:style-name="L2">
        <text:list-item>
          <text:p text:style-name="P23"><text:span text:style-name="T10">d</text:span>odane opombe in reference; KJV 1611,</text:p>
        </text:list-item>
        <text:list-item>
          <text:p text:style-name="P26"><text:span text:style-name="T10">d</text:span>odane približne letnice dogodkov; KJV Oxford 1769,</text:p>
        </text:list-item>
        <text:list-item>
          <text:p text:style-name="P26">»<text:span text:style-name="T11">nagnjene</text:span><text:span text:style-name="T10">« besede so dodane izvirnem KJV besedilu,</text:span></text:p>
        </text:list-item>
        <text:list-item>
          <text:p text:style-name="P25">»<text:span text:style-name="T13">a</text:span>« <text:span text:style-name="T10">opombe KJV 1611 in opombe prevajalca,</text:span></text:p>
        </text:list-item>
        <text:list-item>
          <text:p text:style-name="P25">»<text:span text:style-name="T14">b</text:span>« <text:span text:style-name="T10">sklici na druge dela besedila,</text:span></text:p>
        </text:list-item>
        <text:list-item>
          <text:p text:style-name="P23">»[ ]« <text:span text:style-name="T10">dodala </text:span>prevajalca, ni v originalu,</text:p>
        </text:list-item>
        <text:list-item>
          <text:p text:style-name="P24">»§« razlika <text:span text:style-name="T9">besedila Slo</text:span>KJV in ostali<text:span text:style-name="T9">h</text:span> slovenski<text:span text:style-name="T9">h</text:span> prevod<text:span text:style-name="T9">ov.</text:span></text:p>
          <text:p text:style-name="P22"/>
        </text:list-item>
      </text:list>
      <text:p text:style-name="P15"/>
      <text:p text:style-name="P16">Bog je že dokazal Svojo ljubezen do tebe osebno. Kajti Bog je tako ljubil svet (tebe), da je dal Svojega edinorojenega Sina, da kdorkoli veruje vanj, (ti?) se ne bo pogubil, temveč bo imel večno življenje.<text:span text:style-name="T12">(Jn 3,16)</text:span></text:p>
      <text:p text:style-name="P16"/>
      <text:p text:style-name="P16">Ali verjameš Besedi Njega, ki te je ustvaril, ki te pozna in te ljubi?</text:p>
      <text:p text:style-name="P16"/>
      <text:p text:style-name="P16">Ali si pripravljen sprejeti Njega, to je Božjo Besedo – Jezusa Kristusa, po katerem so bile narejene vse stvari?</text:p>
      <text:p text:style-name="P16"/>
      <text:p text:style-name="P16">Toda sedaj povsod vsem ljudem zapoveduje, da se pokesajo.<text:span text:style-name="T12">(Apd 17,30)</text:span></text:p>
      <text:p text:style-name="P16"/>
      <text:p text:style-name="P16">Pokesajte se torej in bodite spreobrnjeni (tj. obrnite se proč od greha k živemu Boga), da bodo vaši grehi lahko izbrisani.<text:span text:style-name="T12">(Apd 3,19)</text:span></text:p>
      <text:p text:style-name="P16"/>
      <text:p text:style-name="P16">Sprejmite Jezusa in ne grešite več, kajti Bog je določil dan na katerega bo sodil svet v pravičnosti, po tem možu (Jezusu Kristusu), katerega je določil. O tem je dal zagotovilo vsem ljudem, ker ga je obudil od mrtvih. <text:span text:style-name="T12">(Apd 17,31) </text:span></text:p>
      <text:p text:style-name="P16"/>
      <text:p text:style-name="P16">Kajti s srcem človek veruje v pravičnost, z usti pa je narejeno priznanje v rešitev duše.<text:span text:style-name="T12">(Rim 10,10)</text:span> Tvoja molitev (iskren pogovor z Bogom) naj bi bil<text:span text:style-name="T17">a</text:span> takšn<text:span text:style-name="T16">a</text:span>.<text:line-break/>Na glas izgovori:</text:p>
      <text:p text:style-name="P16"/>
      <text:p text:style-name="P16"/>
      <text:p text:style-name="P16"/>
      <text:p text:style-name="P16">»Jezus, žal mi je za vse moje grehe. Prosim odpusti mi, osvobodi me in me popolnoma očisti. Sprejemam te <text:s/>za svojega Odrešenika, Gospoda in Gospodarja svojega življenja. Hvala, ker si tudi zame plačal na križu, umrl in tretji dan vstal.«</text:p>
      <text:p text:style-name="P16"/>
      <text:p text:style-name="P16"/>
      <text:p text:style-name="P16">datum: ____________, podpis: _______________________</text:p>
      <text:p text:style-name="P16"/>
      <text:p text:style-name="P16"/>
      <text:p text:style-name="P16"/>
      <text:p text:style-name="P16">Toda tolikim, kot so ga sprejeli, njim je on dal moč, da postanejo Božji sinovi, torej njim, ki verujejo v njegovo ime, (v ime Jezusa Kristusa).<text:span text:style-name="T12">(Jn 1,12)</text:span> Potem so bili tisti, ki so z veseljem sprejeli njegovo besedo, krščeni.<text:span text:style-name="T12">(Apd 2,41)<text:line-break/></text:span>Pokesajte se (če si to ravnokar storil, sledi navodilu)<text:line-break/>in vsak izmed vas naj bo krščen v imenu Jezusa Kristusa v odpuščanje grehov<text:line-break/>in prejeli boste dar Svetega Duha.<text:span text:style-name="T12">(Apd 2,38)</text:span></text:p>
      <text:p text:style-name="P16"/>
      <text:p text:style-name="P16">Kdor veruje vanj, ni obsojen, toda kdor ne veruje, je že obsojen, ker ni veroval v ime edinorojenega Božjega Sina.<text:span text:style-name="T12">(Jn 3,18)</text:span> Kdor zavrača mene (Jezusa) in ne sprejema mojih besed, ima nekoga, ki ga sodi. Beseda, ki sem jo govoril, ta ista ga bo sodila na poslednji dan.<text:span text:style-name="T12">(Jn 12,4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sl" fo:country="SI" style:font-name-asian="Lucida Sans Unicode" style:font-size-asian="12pt" style:language-asian="sl" style:country-asian="SI" style:font-name-complex="Tahoma1"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text-align="justify" style:justify-single-word="false" fo:text-indent="0cm" style:auto-text-indent="false" style:page-number="auto">
        <style:drop-cap/>
      </style:paragraph-properties>
      <style:text-properties style:font-name="FreeSerif2" fo:font-family="FreeSerif" style:font-style-name="Mittel" style:font-family-generic="roman" style:font-pitch="variable" fo:font-size="10.5pt"/>
    </style:style>
    <style:style style:name="Text_20_body" style:display-name="Text body" style:family="paragraph" style:parent-style-name="Standard" style:list-style-name="" style:class="text" style:master-page-name="">
      <loext:graphic-properties draw:fill="none" draw:fill-color="#99ccff"/>
      <style:paragraph-properties fo:margin-left="0cm" fo:margin-right="0cm" fo:margin-top="0.101cm" fo:margin-bottom="0.199cm" style:contextual-spacing="false" fo:line-height="100%" fo:orphans="2" fo:widows="2" fo:hyphenation-ladder-count="no-limit" fo:text-indent="0.6cm" style:auto-text-indent="false" style:page-number="auto" fo:background-color="transparent" style:shadow="none" fo:keep-with-next="auto">
        <style:tab-stops/>
      </style:paragraph-properties>
      <style:text-properties style:font-name="FreeSerif2" fo:font-family="FreeSerif" style:font-style-name="Mittel" style:font-family-generic="roman" style:font-pitch="variable" fo:font-size="11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FreeSerif3" fo:font-family="FreeSerif" style:font-style-name="Navadno"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paragraph-properties fo:margin-top="0.4cm" fo:margin-bottom="0.199cm" style:contextual-spacing="false" fo:text-align="center" style:justify-single-word="false" style:shadow="none"/>
      <style:text-properties style:font-name="FreeSerif1" fo:font-family="FreeSerif" style:font-style-name="FettKursiv"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1" style:class="text" style:master-page-name="">
      <style:paragraph-properties fo:margin-top="0.4cm" fo:margin-bottom="0.499cm" style:contextual-spacing="false" fo:text-align="center" style:justify-single-word="false" style:page-number="auto"/>
      <style:text-properties style:font-name="FreeSerif" fo:font-family="FreeSerif" style:font-style-name="Fett" style:font-family-generic="roman" style:font-pitch="variable" fo:font-size="20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ab-stops>
          <style:tab-stop style:position="5.001cm"/>
        </style:tab-stops>
      </style:paragraph-properties>
      <style:text-properties style:font-name="FreeSerif2" fo:font-family="FreeSerif" style:font-style-name="Mittel" style:font-family-generic="roman" style:font-pitch="variable" fo:font-size="10pt" style:font-size-asian="10pt" style:font-size-complex="10pt"/>
    </style:style>
    <style:style style:name="Index" style:family="paragraph" style:parent-style-name="Standard" style:class="index">
      <style:paragraph-properties fo:margin-left="3cm" fo:margin-right="0cm" fo:text-indent="0cm" style:auto-text-indent="false" text:number-lines="false" text:line-number="0"/>
      <style:text-properties fo:font-size="10.5pt"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1cm" fo:margin-right="0cm" fo:margin-top="0.42cm" fo:margin-bottom="0.409cm" style:contextual-spacing="false" fo:text-indent="0cm" style:auto-text-indent="false" style:page-number="auto" text:number-lines="false" text:line-number="0"/>
      <style:text-properties style:font-name="FreeSerif2" fo:font-family="FreeSerif" style:font-style-name="Mittel" style:font-family-generic="roman" style:font-pitch="variable"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text-align="start" style:justify-single-word="false" fo:text-indent="0cm" style:auto-text-indent="false" style:page-number="auto">
        <style:tab-stops>
          <style:tab-stop style:position="9.999cm" style:type="right" style:leader-style="dotted" style:leader-text="."/>
        </style:tab-stops>
      </style:paragraph-properties>
      <style:text-properties style:font-name="FreeSerif2" fo:font-family="FreeSerif" style:font-style-name="Mittel" style:font-family-generic="roman" style:font-pitch="variable" fo:font-size="12pt"/>
    </style:style>
    <style:style style:name="Contents_20_2" style:display-name="Contents 2" style:family="paragraph" style:parent-style-name="Index" style:class="index">
      <loext:graphic-properties draw:fill="none" draw:fill-color="#99ccff"/>
      <style:paragraph-properties fo:margin-left="0cm" fo:margin-right="0cm" fo:text-indent="0cm" style:auto-text-indent="false" fo:background-color="transparent" style:shadow="non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9pt" fo:font-style="italic"/>
    </style:style>
    <style:style style:name="Heading_20_5" style:display-name="Heading 5" style:family="paragraph" style:parent-style-name="Title" style:next-style-name="Text_20_body" style:default-outline-level="5" style:class="text">
      <style:text-properties fo:font-size="18pt" fo:font-weight="bold" style:font-size-asian="85%" style:font-weight-asian="bold" style:font-size-complex="85%" style:font-weight-complex="bold"/>
    </style:style>
    <style:style style:name="Citat" style:family="paragraph" style:parent-style-name="Text_20_body" style:master-page-name="">
      <style:paragraph-properties fo:margin-left="1.199cm" fo:margin-right="1.199cm" fo:margin-top="0.101cm" fo:margin-bottom="0.101cm" style:contextual-spacing="false" fo:hyphenation-ladder-count="no-limit" fo:text-indent="0cm" style:auto-text-indent="false" style:page-number="auto">
        <style:tab-stops>
          <style:tab-stop style:position="9.7cm" style:type="right"/>
        </style:tab-stops>
      </style:paragraph-properties>
      <style:text-properties fo:font-size="10pt" fo:hyphenate="false" fo:hyphenation-remain-char-count="2" fo:hyphenation-push-char-count="2" loext:hyphenation-no-caps="false" loext:hyphenation-no-last-word="false" loext:hyphenation-word-char-count="no-limit" loext:hyphenation-zone="no-limit"/>
    </style:style>
    <style:style style:name="Pesmica-center" style:family="paragraph" style:parent-style-name="Text_20_body" style:master-page-name="">
      <style:paragraph-properties fo:margin-left="0cm" fo:margin-right="0cm" fo:margin-top="0.199cm" fo:margin-bottom="0.199cm" style:contextual-spacing="false" fo:line-height="100%" fo:text-align="center" style:justify-single-word="false" fo:text-indent="0cm" style:auto-text-indent="false" style:page-number="auto">
        <style:tab-stops/>
      </style:paragraph-properties>
      <style:text-properties fo:font-size="11pt"/>
    </style:style>
    <style:style style:name="Neimenovano1" style:family="paragraph" style:parent-style-name="Contents_20_Heading">
      <style:text-properties fo:font-weight="bold"/>
    </style:style>
    <style:style style:name="Ozaljšana_20_začetnica" style:display-name="Ozaljšana začetnica" style:family="paragraph" style:parent-style-name="Text_20_body" style:master-page-name="">
      <style:paragraph-properties fo:margin-left="0cm" fo:margin-right="0cm" fo:margin-top="0.101cm" fo:margin-bottom="0.199cm" style:contextual-spacing="false" fo:line-height="100%" fo:text-indent="0cm" style:auto-text-indent="false" style:page-number="auto">
        <style:drop-cap style:lines="3" style:distance="0.101cm"/>
      </style:paragraph-properties>
      <style:text-properties fo:color="#000000" loext:opacity="100%" fo:font-size="11pt"/>
    </style:style>
    <style:style style:name="Kolofon" style:family="paragraph" style:parent-style-name="Text_20_body" style:master-page-name="">
      <loext:graphic-properties draw:fill="none" draw:fill-color="#99ccff"/>
      <style:paragraph-properties fo:margin-left="0cm" fo:margin-right="0cm" fo:margin-top="0cm" fo:margin-bottom="0cm" style:contextual-spacing="false" fo:line-height="100%" fo:text-indent="0cm" style:auto-text-indent="false" style:page-number="auto" fo:background-color="transparent" style:shadow="none">
        <style:tab-stops/>
      </style:paragraph-properties>
      <style:text-properties fo:font-size="9pt"/>
    </style:style>
    <style:style style:name="Heading_20_4" style:display-name="Heading 4" style:family="paragraph" style:parent-style-name="Title"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eimenovano2" style:family="paragraph" style:parent-style-name="Citat">
      <style:text-properties fo:font-size="11pt"/>
    </style:style>
    <style:style style:name="CIP" style:family="paragraph" style:parent-style-name="Standard">
      <style:paragraph-properties fo:margin-left="0cm" fo:margin-right="0cm" fo:margin-top="0cm" fo:margin-bottom="0cm" style:contextual-spacing="false" fo:text-indent="0cm" style:auto-text-indent="false"/>
      <style:text-properties fo:font-size="10pt"/>
    </style:style>
    <style:style style:name="Navaden"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ize="10pt"/>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sl" fo:country="SI"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Gospod" style:family="text" style:parent-style-name="Default_20_Paragraph_20_Font">
      <style:text-properties fo:font-variant="small-cap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text:start-value="0">
        <style:list-level-properties text:space-before="0.499cm" text:min-label-distance="0.981cm"/>
      </text:outline-level-style>
      <text:outline-level-style text:level="2" loext:num-list-format="%2%" style:num-format="">
        <style:list-level-properties text:space-before="1.251cm" text:min-label-distance="0.93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9cm" fo:margin-left="0.1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9cm" fo:margin-left="0.1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9cm" fo:margin-left="0.1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9cm" fo:margin-left="0.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9cm" fo:margin-left="0.1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9cm" fo:margin-left="0.1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9cm" fo:margin-left="0.1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9cm" fo:margin-left="0.1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9cm" fo:margin-left="0.1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9cm" fo:margin-left="0.1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style:dynamic-spacing="false"/>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15.199cm" fo:page-height="22.9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text:chapter text:display="name" text:outline-level="1"/></text:p>
      </style:header>
      <style:header-left>
        <text:p text:style-name="Header">Pridite otroci, Charles H. Spurgeon</text:p>
      </style:header-left>
      <style:footer>
        <text:p text:style-name="Footer"><text:page-number text:select-page="current">0</text:page-number></text:p>
      </style:footer>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Footer"/>
      </style:footer>
    </style:master-page>
    <style:master-page style:name="Privzeto_20_1._20_stran" style:display-name="Privzeto 1. stran" style:page-layout-name="Mpm4" draw:style-name="Mdp1">
      <style:footer>
        <text:p text:style-name="Footer"><text:page-number text:select-page="current">0</text:page-number></text:p>
      </style:footer>
    </style:master-page>
    <style:master-page style:name="Začetek_20_knjige" style:display-name="Začetek knjige" style:page-layout-name="Mpm5" draw:style-name="Mdp1"/>
    <style:master-page style:name="Zadnja_20_stran" style:display-name="Zadnja stran" style:page-layout-name="Mpm6" draw:style-name="Mdp1"/>
    <style:master-page style:name="Endnote" style:page-layout-name="Mpm7" draw:style-name="Mdp2">
      <style:footer>
        <text:p text:style-name="Footer"/>
      </style:footer>
    </style:master-page>
    <style:master-page style:name="MP0"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Marjan Šavli</meta:initial-creator>
    <meta:creation-date>2006-09-19T13:32:33</meta:creation-date>
    <dc:date>2023-12-28T21:27:18.019000000</dc:date>
    <meta:printed-by>Marjan Šavli</meta:printed-by>
    <meta:print-date>2007-03-28T13:24:09</meta:print-date>
    <meta:editing-cycles>941</meta:editing-cycles>
    <meta:editing-duration>P6DT16H30M39S</meta:editing-duration>
    <meta:document-statistic meta:table-count="0" meta:image-count="0" meta:object-count="0" meta:page-count="7" meta:paragraph-count="42" meta:word-count="551" meta:character-count="3414" meta:non-whitespace-character-count="2907"/>
    <meta:user-defined meta:name="Info 1"/>
    <meta:user-defined meta:name="Info 2"/>
    <meta:user-defined meta:name="Info 3"/>
    <meta:user-defined meta:name="Info 4"/>
  </office:meta>
</office:document-meta>
</file>